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9.25cm" fo:min-width="6.416cm" loext:decorative="false"/>
    </style:style>
    <style:style style:name="gr9" style:family="graphic" style:parent-style-name="standard">
      <style:graphic-properties draw:stroke="none" svg:stroke-color="#000000" draw:fill="solid" draw:fill-color="#000000" loext:fill-use-slide-background="false" draw:opacity="52%" draw:textarea-horizontal-align="justify" draw:textarea-vertical-align="middle" draw:auto-grow-height="false" fo:min-height="9.25cm" fo:min-width="8.391cm" loext:decorative="false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.826cm" fo:min-width="6.91cm" loext:decorative="false"/>
      <style:paragraph-properties style:writing-mode="lr-tb"/>
    </style:style>
    <style:style style:name="gr11" style:family="graphic" style:parent-style-name="standard">
      <style:graphic-properties svg:stroke-color="#ffffff" draw:fill-color="#000000" draw:textarea-horizontal-align="justify" draw:textarea-vertical-align="middle" draw:auto-grow-height="false" fo:min-height="0.825cm" fo:min-width="6.9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-color="#d61392" draw:textarea-horizontal-align="justify" draw:textarea-vertical-align="middle" draw:auto-grow-height="false" fo:min-height="0.825cm" fo:min-width="3.61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loext:fill-use-slide-background="false" draw:opacity="52%" draw:textarea-horizontal-align="justify" draw:textarea-vertical-align="middle" draw:auto-grow-height="false" fo:min-height="10.75cm" fo:min-width="8.025cm" loext:decorative="false"/>
    </style:style>
    <style:style style:name="gr14" style:family="graphic" style:parent-style-name="standard">
      <style:graphic-properties svg:stroke-color="#ffffff" draw:fill-color="#000000" draw:textarea-horizontal-align="justify" draw:textarea-vertical-align="middle" draw:auto-grow-height="false" fo:min-height="0.777cm" fo:min-width="6.414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003cm" fo:min-width="6.414cm" loext:decorative="false"/>
    </style:style>
    <style:style style:name="gr16" style:family="graphic" style:parent-style-name="standard">
      <style:graphic-properties svg:stroke-color="#d61392" draw:fill-color="#d61392" draw:textarea-horizontal-align="justify" draw:textarea-vertical-align="middle" draw:auto-grow-height="false" fo:min-height="0.777cm" fo:min-width="3.1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-color="#d61392"/>
      <style:paragraph-properties fo:text-align="center"/>
    </style:style>
    <style:style style:name="P3" style:family="paragraph">
      <loext:graphic-properties draw:fill="none" draw:fill-color="#ffffff"/>
      <style:text-properties fo:color="#af1278" loext:opacity="100%" style:font-name="DejaVu Sans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000000" draw:opacity="52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000000"/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d61392"/>
      <style:paragraph-properties fo:text-align="center" style:writing-mode="lr-tb"/>
    </style:style>
    <style:style style:name="P12" style:family="paragraph">
      <loext:graphic-properties draw:fill-color="#000000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d61392"/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style:font-name="DejaVu Sans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T1" style:family="text">
      <style:text-properties fo:color="#af1278" loext:opacity="100%" style:font-name="DejaVu Sans"/>
    </style:style>
    <style:style style:name="T2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font-size="36pt" fo:text-shadow="none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frame draw:style-name="gr5" draw:text-style-name="P3" draw:layer="layout" svg:width="2.5cm" svg:height="0.988cm" svg:x="7.35cm" svg:y="3.25cm">
              <draw:text-box>
                <text:p><text:span text:style-name="T1">Home</text:span></text:p>
              </draw:text-box>
            </draw:frame>
            <draw:frame draw:style-name="gr6" draw:text-style-name="P3" draw:layer="layout" svg:width="2.5cm" svg:height="0.738cm" svg:x="10.7cm" svg:y="3.375cm">
              <draw:text-box>
                <text:p text:style-name="P4"><text:span text:style-name="T2">About</text:span></text:p>
              </draw:text-box>
            </draw:frame>
            <draw:frame draw:style-name="gr6" draw:text-style-name="P3" draw:layer="layout" svg:width="4cm" svg:height="0.738cm" svg:x="14.4cm" svg:y="3.375cm">
              <draw:text-box>
                <text:p text:style-name="P4"><text:span text:style-name="T2">Add Project</text:span></text:p>
              </draw:text-box>
            </draw:frame>
            <draw:frame draw:style-name="gr6" draw:text-style-name="P3" draw:layer="layout" svg:width="2.75cm" svg:height="0.738cm" svg:x="19.672cm" svg:y="3.398cm">
              <draw:text-box>
                <text:p text:style-name="P4"><text:span text:style-name="T2">Contact</text:span></text:p>
              </draw:text-box>
            </draw:frame>
          </draw:g>
          <draw:frame draw:style-name="gr7" draw:text-style-name="P5" draw:layer="layout" svg:width="2.25cm" svg:height="2cm" svg:x="24.8cm" svg:y="2.75cm">
            <draw:text-box>
              <text:p><text:span text:style-name="T3">🌕</text:span></text:p>
            </draw:text-box>
          </draw:frame>
        </draw:g>
        <draw:custom-shape draw:style-name="gr8" draw:text-style-name="P6" draw:layer="layout" svg:width="6.916cm" svg:height="9.5cm" svg:x="7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8.891cm" svg:height="9.5cm" svg:x="14.409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41cm" svg:height="1.076cm" svg:x="15.067cm" svg:y="8.865cm">
          <text:p text:style-name="P8">Email: 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41cm" svg:height="1.075cm" svg:x="15.067cm" svg:y="10.658cm">
          <text:p text:style-name="P8">Password: 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116cm" svg:height="1.075cm" svg:x="16.846cm" svg:y="13.239cm">
          <text:p text:style-name="P10"/>
          <text:p text:style-name="P10"/>
          <text:p text:style-name="P10"><text:span text:style-name="T4">Sign In</text:span></text:p>
          <text:p text:style-name="P10"/>
          <text:p text:style-name="P10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frame draw:style-name="gr5" draw:text-style-name="P3" draw:layer="layout" svg:width="2.5cm" svg:height="0.988cm" svg:x="7.35cm" svg:y="3.25cm">
              <draw:text-box>
                <text:p><text:span text:style-name="T1">Home</text:span></text:p>
              </draw:text-box>
            </draw:frame>
            <draw:frame draw:style-name="gr6" draw:text-style-name="P3" draw:layer="layout" svg:width="2.5cm" svg:height="0.738cm" svg:x="10.7cm" svg:y="3.375cm">
              <draw:text-box>
                <text:p text:style-name="P4"><text:span text:style-name="T2">About</text:span></text:p>
              </draw:text-box>
            </draw:frame>
            <draw:frame draw:style-name="gr6" draw:text-style-name="P3" draw:layer="layout" svg:width="4cm" svg:height="0.738cm" svg:x="14.4cm" svg:y="3.375cm">
              <draw:text-box>
                <text:p text:style-name="P4"><text:span text:style-name="T2">Add Project</text:span></text:p>
              </draw:text-box>
            </draw:frame>
            <draw:frame draw:style-name="gr6" draw:text-style-name="P3" draw:layer="layout" svg:width="2.75cm" svg:height="0.738cm" svg:x="19.672cm" svg:y="3.398cm">
              <draw:text-box>
                <text:p text:style-name="P4"><text:span text:style-name="T2">Contact</text:span></text:p>
              </draw:text-box>
            </draw:frame>
          </draw:g>
          <draw:frame draw:style-name="gr7" draw:text-style-name="P5" draw:layer="layout" svg:width="2.25cm" svg:height="2cm" svg:x="24.8cm" svg:y="2.75cm">
            <draw:text-box>
              <text:p><text:span text:style-name="T3">🌕</text:span></text:p>
            </draw:text-box>
          </draw:frame>
        </draw:g>
        <draw:g draw:style-name="gr2">
          <draw:custom-shape draw:style-name="gr13" draw:text-style-name="P7" draw:layer="layout" svg:width="8.525cm" svg:height="11cm" svg:x="10.9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11.84cm" svg:y="8.464cm">
            <text:p text:style-name="P8"><text:span text:style-name="T4">Title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layout" svg:width="6.914cm" svg:height="3.253cm" svg:x="11.8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3.66cm" svg:height="1.027cm" svg:x="11.84cm" svg:y="15.655cm">
            <text:p text:style-name="P10"><text:span text:style-name="T4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11.795cm" svg:y="10.005cm">
            <text:p text:style-name="P8"><text:span text:style-name="T4">Url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draw:layer="layout" svg:width="6cm" svg:height="1cm" svg:x="11.65cm" svg:y="7.2cm">
            <draw:text-box>
              <text:p text:style-name="P15"><text:span text:style-name="T5">ADD PROJECT</text:span></text:p>
            </draw:text-box>
          </draw:frame>
        </draw:g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3" draw:text-style-name="P7" draw:layer="layout" svg:width="8.525cm" svg:height="11cm" svg:x="4.4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5.34cm" svg:y="8.464cm">
            <text:p text:style-name="P8"><text:span text:style-name="T4">Title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layout" svg:width="6.914cm" svg:height="3.253cm" svg:x="5.3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3.66cm" svg:height="1.027cm" svg:x="5.34cm" svg:y="15.655cm">
            <text:p text:style-name="P10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5.295cm" svg:y="10.005cm">
            <text:p text:style-name="P8"><text:span text:style-name="T4">Url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draw:layer="layout" svg:width="6cm" svg:height="1cm" svg:x="5.15cm" svg:y="7.2cm">
            <draw:text-box>
              <text:p text:style-name="P15"><text:span text:style-name="T5">PROJECT</text:span></text:p>
            </draw:text-box>
          </draw:frame>
        </draw:g>
        <draw:g draw:style-name="gr2">
          <draw:custom-shape draw:style-name="gr13" draw:text-style-name="P7" draw:layer="layout" svg:width="8.525cm" svg:height="11cm" svg:x="16.3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17.29cm" svg:y="8.464cm">
            <text:p text:style-name="P8"><text:span text:style-name="T4">Title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layout" svg:width="6.914cm" svg:height="3.253cm" svg:x="17.29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3.66cm" svg:height="1.027cm" svg:x="17.29cm" svg:y="15.655cm">
            <text:p text:style-name="P10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6.914cm" svg:height="1.027cm" svg:x="17.245cm" svg:y="10.005cm">
            <text:p text:style-name="P8"><text:span text:style-name="T4">Url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draw:layer="layout" svg:width="6cm" svg:height="1cm" svg:x="17.1cm" svg:y="7.2cm">
            <draw:text-box>
              <text:p text:style-name="P15"><text:span text:style-name="T5">PROJ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07:41.854107107</meta:creation-date>
    <dc:date>2025-09-11T09:56:01.910379632</dc:date>
    <meta:editing-duration>PT15M2S</meta:editing-duration>
    <meta:editing-cycles>2</meta:editing-cycles>
    <meta:generator>LibreOffice/24.2.7.2$Linux_X86_64 LibreOffice_project/420$Build-2</meta:generator>
    <meta:document-statistic meta:object-count="45"/>
  </office:meta>
</office:document-meta>
</file>